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965043dc205062c34b7032516e344f97.png"/>
  <manifest:file-entry manifest:media-type="image/png" manifest:full-path="Pictures/bc1cefecfc53d10b29976c9bbf1fdc03.png"/>
  <manifest:file-entry manifest:media-type="image/png" manifest:full-path="Pictures/ac04c056bf239463e44eeddeceadc237.png"/>
  <manifest:file-entry manifest:media-type="image/png" manifest:full-path="Pictures/29fb93f330d8e70f66dc7a789117e0a6.png"/>
  <manifest:file-entry manifest:media-type="image/png" manifest:full-path="Pictures/0930db3238d7b695b4c91c453466155d.png"/>
  <manifest:file-entry manifest:media-type="image/png" manifest:full-path="Pictures/95107fb29de5835bd456dcaf0a891427.png"/>
  <manifest:file-entry manifest:media-type="image/png" manifest:full-path="Pictures/3a49ca60d019e3b7b4bdffd598af186c.png"/>
  <manifest:file-entry manifest:media-type="image/png" manifest:full-path="Pictures/71095f5e177d653ffdc4a373b98ee2a1.png"/>
  <manifest:file-entry manifest:media-type="image/png" manifest:full-path="Pictures/a784596de231f724203a637f03d8bfe3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style:style style:name="gr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9" style:family="graphic" style:parent-style-name="standard">
      <style:graphic-properties draw:fill="none" draw:fill-color="#FFFFFF" draw:stroke="none" svg:stroke-color="#000000" fo:wrap-option="wrap"/>
    </style:style>
    <style:style style:name="gr50" style:family="graphic" style:parent-style-name="standard">
      <style:graphic-properties draw:fill="none" draw:fill-color="#FFFFFF" draw:stroke="none" svg:stroke-color="#000000" fo:wrap-option="wrap"/>
    </style:style>
    <style:style style:name="gr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3" style:family="graphic" style:parent-style-name="standard">
      <style:graphic-properties draw:fill="none" draw:fill-color="#FFFFFF" draw:stroke="none" svg:stroke-color="#000000" fo:wrap-option="wrap"/>
    </style:style>
    <style:style style:name="gr54r0" style:family="table-row">
      <style:table-row-properties style:row-height="1.341cm"/>
    </style:style>
    <style:style style:name="gr54r0c0" style:family="table-cell">
      <style:graphic-properties draw:fill="solid" draw:fill-color="#EEF0EB"/>
      <style:paragraph-properties fo:border="0.57pt solid #000000"/>
    </style:style>
    <style:style style:name="gr54r1" style:family="table-row">
      <style:table-row-properties style:row-height="1.341cm"/>
    </style:style>
    <style:style style:name="gr54r1c0" style:family="table-cell">
      <style:graphic-properties draw:fill="solid" draw:fill-color="#DCEBCA"/>
      <style:paragraph-properties fo:border="0.57pt solid #000000"/>
    </style:style>
    <style:style style:name="gr54r2" style:family="table-row">
      <style:table-row-properties style:row-height="1.341cm"/>
    </style:style>
    <style:style style:name="gr54r2c0" style:family="table-cell">
      <style:graphic-properties draw:fill="solid" draw:fill-color="#EEF0EB"/>
      <style:paragraph-properties fo:border="0.57pt solid #000000"/>
    </style:style>
    <style:style style:name="gr54r3" style:family="table-row">
      <style:table-row-properties style:row-height="1.341cm"/>
    </style:style>
    <style:style style:name="gr54r3c0" style:family="table-cell">
      <style:graphic-properties draw:fill="solid" draw:fill-color="#DCEBCA"/>
      <style:paragraph-properties fo:border="0.57pt solid #000000"/>
    </style:style>
    <style:style style:name="gr54r4" style:family="table-row">
      <style:table-row-properties style:row-height="1.341cm"/>
    </style:style>
    <style:style style:name="gr54r4c0" style:family="table-cell">
      <style:graphic-properties draw:fill="solid" draw:fill-color="#EEF0EB"/>
      <style:paragraph-properties fo:border="0.57pt solid #000000"/>
    </style:style>
    <style:style style:name="gr54r5" style:family="table-row">
      <style:table-row-properties style:row-height="1.341cm"/>
    </style:style>
    <style:style style:name="gr54r5c0" style:family="table-cell">
      <style:graphic-properties draw:fill="solid" draw:fill-color="#DCEBCA"/>
      <style:paragraph-properties fo:border="0.57pt solid #000000"/>
    </style:style>
    <style:style style:name="gr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6" style:family="graphic" style:parent-style-name="standard">
      <style:graphic-properties draw:fill="none" draw:fill-color="#FFFFFF" draw:stroke="none" svg:stroke-color="#000000" fo:wrap-option="wrap"/>
    </style:style>
    <style:style style:name="gr57" style:family="graphic" style:parent-style-name="standard">
      <style:graphic-properties draw:fill="none" draw:fill-color="#FFFFFF" draw:stroke="none" svg:stroke-color="#000000" fo:wrap-option="wrap"/>
    </style:style>
    <style:style style:name="gr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fill="none" draw:fill-color="#FFFFFF" draw:stroke="none" svg:stroke-color="#000000" fo:wrap-option="wrap"/>
    </style:style>
    <style:style style:name="gr61r0" style:family="table-row">
      <style:table-row-properties style:row-height="1.341cm"/>
    </style:style>
    <style:style style:name="gr61r0c0" style:family="table-cell">
      <style:graphic-properties draw:fill="solid" draw:fill-color="#EEF0EB"/>
      <style:paragraph-properties fo:border="0.57pt solid #000000"/>
    </style:style>
    <style:style style:name="gr61r1" style:family="table-row">
      <style:table-row-properties style:row-height="1.341cm"/>
    </style:style>
    <style:style style:name="gr61r1c0" style:family="table-cell">
      <style:graphic-properties draw:fill="solid" draw:fill-color="#DCEBCA"/>
      <style:paragraph-properties fo:border="0.57pt solid #000000"/>
    </style:style>
    <style:style style:name="gr61r2" style:family="table-row">
      <style:table-row-properties style:row-height="1.341cm"/>
    </style:style>
    <style:style style:name="gr61r2c0" style:family="table-cell">
      <style:graphic-properties draw:fill="solid" draw:fill-color="#EEF0EB"/>
      <style:paragraph-properties fo:border="0.57pt solid #000000"/>
    </style:style>
    <style:style style:name="gr61r3" style:family="table-row">
      <style:table-row-properties style:row-height="1.341cm"/>
    </style:style>
    <style:style style:name="gr61r3c0" style:family="table-cell">
      <style:graphic-properties draw:fill="solid" draw:fill-color="#DCEBCA"/>
      <style:paragraph-properties fo:border="0.57pt solid #000000"/>
    </style:style>
    <style:style style:name="gr61r4" style:family="table-row">
      <style:table-row-properties style:row-height="1.341cm"/>
    </style:style>
    <style:style style:name="gr61r4c0" style:family="table-cell">
      <style:graphic-properties draw:fill="solid" draw:fill-color="#EEF0EB"/>
      <style:paragraph-properties fo:border="0.57pt solid #000000"/>
    </style:style>
    <style:style style:name="gr61r5" style:family="table-row">
      <style:table-row-properties style:row-height="1.341cm"/>
    </style:style>
    <style:style style:name="gr61r5c0" style:family="table-cell">
      <style:graphic-properties draw:fill="solid" draw:fill-color="#DCEBCA"/>
      <style:paragraph-properties fo:border="0.57pt solid #000000"/>
    </style:style>
    <style:style style:name="gr61r6" style:family="table-row">
      <style:table-row-properties style:row-height="1.341cm"/>
    </style:style>
    <style:style style:name="gr61r6c0" style:family="table-cell">
      <style:graphic-properties draw:fill="solid" draw:fill-color="#EEF0EB"/>
      <style:paragraph-properties fo:border="0.57pt solid #000000"/>
    </style:style>
    <style:style style:name="gr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3" style:family="graphic" style:parent-style-name="standard">
      <style:graphic-properties draw:fill="none" draw:fill-color="#FFFFFF" draw:stroke="none" svg:stroke-color="#000000" fo:wrap-option="wrap"/>
    </style:style>
    <style:style style:name="gr64" style:family="graphic" style:parent-style-name="standard">
      <style:graphic-properties draw:fill="none" draw:fill-color="#FFFFFF" draw:stroke="none" svg:stroke-color="#000000" fo:wrap-option="wrap"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7" style:family="graphic" style:parent-style-name="standard">
      <style:graphic-properties draw:fill="none" draw:fill-color="#FFFFFF" draw:stroke="none" svg:stroke-color="#000000" fo:wrap-option="wrap"/>
    </style:style>
    <style:style style:name="gr68r0" style:family="table-row">
      <style:table-row-properties style:row-height="1.341cm"/>
    </style:style>
    <style:style style:name="gr68r0c0" style:family="table-cell">
      <style:graphic-properties draw:fill="solid" draw:fill-color="#EEF0EB"/>
      <style:paragraph-properties fo:border="0.57pt solid #000000"/>
    </style:style>
    <style:style style:name="gr68r1" style:family="table-row">
      <style:table-row-properties style:row-height="1.341cm"/>
    </style:style>
    <style:style style:name="gr68r1c0" style:family="table-cell">
      <style:graphic-properties draw:fill="solid" draw:fill-color="#DCEBCA"/>
      <style:paragraph-properties fo:border="0.57pt solid #000000"/>
    </style:style>
    <style:style style:name="gr68r2" style:family="table-row">
      <style:table-row-properties style:row-height="1.341cm"/>
    </style:style>
    <style:style style:name="gr68r2c0" style:family="table-cell">
      <style:graphic-properties draw:fill="solid" draw:fill-color="#EEF0EB"/>
      <style:paragraph-properties fo:border="0.57pt solid #000000"/>
    </style:style>
    <style:style style:name="gr68r3" style:family="table-row">
      <style:table-row-properties style:row-height="1.341cm"/>
    </style:style>
    <style:style style:name="gr68r3c0" style:family="table-cell">
      <style:graphic-properties draw:fill="solid" draw:fill-color="#DCEBCA"/>
      <style:paragraph-properties fo:border="0.57pt solid #000000"/>
    </style:style>
    <style:style style:name="gr68r4" style:family="table-row">
      <style:table-row-properties style:row-height="1.341cm"/>
    </style:style>
    <style:style style:name="gr68r4c0" style:family="table-cell">
      <style:graphic-properties draw:fill="solid" draw:fill-color="#EEF0EB"/>
      <style:paragraph-properties fo:border="0.57pt solid #000000"/>
    </style:style>
    <style:style style:name="gr68r5" style:family="table-row">
      <style:table-row-properties style:row-height="1.341cm"/>
    </style:style>
    <style:style style:name="gr68r5c0" style:family="table-cell">
      <style:graphic-properties draw:fill="solid" draw:fill-color="#DCEBCA"/>
      <style:paragraph-properties fo:border="0.57pt solid #000000"/>
    </style:style>
    <style:style style:name="gr68r6" style:family="table-row">
      <style:table-row-properties style:row-height="1.341cm"/>
    </style:style>
    <style:style style:name="gr68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ea852744cb509cd7c128dc788998718b" style:family="paragraph">
      <style:paragraph-properties fo:text-align="left"/>
    </style:style>
    <style:style style:name="P_176d42d48244e8211caef5f14c1061b7" style:family="paragraph">
      <style:paragraph-properties fo:text-align="center"/>
    </style:style>
    <style:style style:name="P_61681fafcbce4489ae1e004704e57ccc" style:family="paragraph">
      <style:paragraph-properties fo:text-align="center"/>
    </style:style>
    <style:style style:name="P_1361d90f0de91ff4a6e323dc973eef4d" style:family="paragraph">
      <style:paragraph-properties fo:text-align="center"/>
    </style:style>
    <style:style style:name="P_90b115b97bde24085455f967442807e2" style:family="paragraph">
      <style:paragraph-properties fo:text-align="center"/>
    </style:style>
    <style:style style:name="P_b2502981e7f300c4092611518a92b65b" style:family="paragraph">
      <style:paragraph-properties fo:text-align="center"/>
    </style:style>
    <style:style style:name="P_862c2bbbca816c356f415e63dea2c619" style:family="paragraph">
      <style:paragraph-properties fo:text-align="center"/>
    </style:style>
    <style:style style:name="P_44b726d9da2fa360cab4b570d2caa77c" style:family="paragraph">
      <style:paragraph-properties fo:text-align="center"/>
    </style:style>
    <style:style style:name="P_3f75fefa688f69829e1122f1bd768458" style:family="paragraph">
      <style:paragraph-properties fo:text-align="center"/>
    </style:style>
    <style:style style:name="P_d18b7c7d0433614a8302698b81594a45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ea852744cb509cd7c128dc788998718b">
       <text:span text:style-name="T_a166147084ec7151ebf561247f08d94a">UMTS Basement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965043dc205062c34b7032516e344f97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76d42d48244e8211caef5f14c1061b7">
       <text:span text:style-name="T_1bfd854ba74ea89a0d3645d98dbb5bf5">UMTS 1900 Scan – UARFCN 512  Ec/Io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bc1cefecfc53d10b29976c9bbf1fdc03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61681fafcbce4489ae1e004704e57ccc">
       <text:span text:style-name="T_1bfd854ba74ea89a0d3645d98dbb5bf5">UMTS 1900 Scan – UARFCN 512  Io (RSSI)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X Power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ac04c056bf239463e44eeddeceadc237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1361d90f0de91ff4a6e323dc973eef4d">
       <text:span text:style-name="T_1bfd854ba74ea89a0d3645d98dbb5bf5">UMTS 1900 Scan – UARFCN 512 Ec (RSCP)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C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29fb93f330d8e70f66dc7a789117e0a6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90b115b97bde24085455f967442807e2">
       <text:span text:style-name="T_1bfd854ba74ea89a0d3645d98dbb5bf5">UMTS 1900 Scan – UARFCN 662  Ec/Io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Ec/Io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16 to -1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14 to -1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-10 to -7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-7 to 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0930db3238d7b695b4c91c453466155d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b2502981e7f300c4092611518a92b65b">
       <text:span text:style-name="T_1bfd854ba74ea89a0d3645d98dbb5bf5">UMTS 1900 Scan – UARFCN 662  Io (RSSI)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X Power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95107fb29de5835bd456dcaf0a891427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862c2bbbca816c356f415e63dea2c619">
       <text:span text:style-name="T_1bfd854ba74ea89a0d3645d98dbb5bf5">UMTS 1900 Scan – UARFCN 662 Ec (RSCP)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C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5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5 to -95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5 to -85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5 to -75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5 to -65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7" draw:master-page-name="Standard">
        <draw:frame draw:name="PHPPowerPoint logo" svg:width="6.059cm" svg:height="0.476cm" svg:x="17.992cm" svg:y="0.265cm" draw:style-name="gr48">
          <draw:image xlink:href="Pictures/a332c77e59f4666b140c764a0c78dd7e.png" xlink:type="simple" xlink:show="embed" xlink:actuate="onLoad">
            <text:p/>
          </draw:image>
        </draw:frame>
        <draw:frame draw:style-name="gr4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2">
          <draw:image xlink:href="Pictures/3a49ca60d019e3b7b4bdffd598af186c.png" xlink:type="simple" xlink:show="embed" xlink:actuate="onLoad">
            <text:p/>
          </draw:image>
        </draw:frame>
        <draw:frame draw:style-name="gr53" svg:width="24.606cm" svg:height="1.323cm" svg:x="0.529cm" svg:y="1.191cm">
          <draw:text-box>
            <text:p text:style-name="P_44b726d9da2fa360cab4b570d2caa77c">
       <text:span text:style-name="T_1bfd854ba74ea89a0d3645d98dbb5bf5">UMTS 850 Scan – UARFCN 4435  Ec/Io Histogram </text:span>
      </text:p>
          </draw:text-box>
        </draw:frame>
        <draw:frame svg:x="20.108cm" svg:y="5.292cm" svg:height="0.000cm" svg:width="3.969cm">
          <table:table>
            <table:table-row table:style-name="gr54r0">
              <table:table-cell table:style-name="gr54r0c0">
                <text:p>
         <text:span text:style-name="T_d25912b6d7453956d1cd2ff3800150cf">Ec/Io</text:span>
        </text:p>
              </table:table-cell>
            </table:table-row>
            <table:table-row table:style-name="gr54r1">
              <table:table-cell table:style-name="gr54r1c0">
                <text:p>
         <text:span text:style-name="T_d25912b6d7453956d1cd2ff3800150cf">-16 to -14</text:span>
        </text:p>
              </table:table-cell>
            </table:table-row>
            <table:table-row table:style-name="gr54r2">
              <table:table-cell table:style-name="gr54r2c0">
                <text:p>
         <text:span text:style-name="T_d25912b6d7453956d1cd2ff3800150cf">-14 to -10</text:span>
        </text:p>
              </table:table-cell>
            </table:table-row>
            <table:table-row table:style-name="gr54r3">
              <table:table-cell table:style-name="gr54r3c0">
                <text:p>
         <text:span text:style-name="T_d25912b6d7453956d1cd2ff3800150cf">-10 to -7</text:span>
        </text:p>
              </table:table-cell>
            </table:table-row>
            <table:table-row table:style-name="gr54r4">
              <table:table-cell table:style-name="gr54r4c0">
                <text:p>
         <text:span text:style-name="T_d25912b6d7453956d1cd2ff3800150cf">-7 to 0</text:span>
        </text:p>
              </table:table-cell>
            </table:table-row>
            <table:table-row table:style-name="gr54r5">
              <table:table-cell table:style-name="gr54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8" draw:master-page-name="Standard">
        <draw:frame draw:name="PHPPowerPoint logo" svg:width="6.059cm" svg:height="0.476cm" svg:x="17.992cm" svg:y="0.265cm" draw:style-name="gr55">
          <draw:image xlink:href="Pictures/a332c77e59f4666b140c764a0c78dd7e.png" xlink:type="simple" xlink:show="embed" xlink:actuate="onLoad">
            <text:p/>
          </draw:image>
        </draw:frame>
        <draw:frame draw:style-name="gr5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9">
          <draw:image xlink:href="Pictures/71095f5e177d653ffdc4a373b98ee2a1.png" xlink:type="simple" xlink:show="embed" xlink:actuate="onLoad">
            <text:p/>
          </draw:image>
        </draw:frame>
        <draw:frame draw:style-name="gr60" svg:width="24.606cm" svg:height="1.323cm" svg:x="0.529cm" svg:y="1.191cm">
          <draw:text-box>
            <text:p text:style-name="P_3f75fefa688f69829e1122f1bd768458">
       <text:span text:style-name="T_1bfd854ba74ea89a0d3645d98dbb5bf5">UMTS 850 Scan – UARFCN 4435  Io (RSSI) Histogram </text:span>
      </text:p>
          </draw:text-box>
        </draw:frame>
        <draw:frame svg:x="20.108cm" svg:y="5.292cm" svg:height="0.000cm" svg:width="3.969cm">
          <table:table>
            <table:table-row table:style-name="gr61r0">
              <table:table-cell table:style-name="gr61r0c0">
                <text:p>
         <text:span text:style-name="T_d25912b6d7453956d1cd2ff3800150cf">RX Power</text:span>
        </text:p>
              </table:table-cell>
            </table:table-row>
            <table:table-row table:style-name="gr61r1">
              <table:table-cell table:style-name="gr61r1c0">
                <text:p>
         <text:span text:style-name="T_d25912b6d7453956d1cd2ff3800150cf">-140 to -105</text:span>
        </text:p>
              </table:table-cell>
            </table:table-row>
            <table:table-row table:style-name="gr61r2">
              <table:table-cell table:style-name="gr61r2c0">
                <text:p>
         <text:span text:style-name="T_d25912b6d7453956d1cd2ff3800150cf">-105 to -95</text:span>
        </text:p>
              </table:table-cell>
            </table:table-row>
            <table:table-row table:style-name="gr61r3">
              <table:table-cell table:style-name="gr61r3c0">
                <text:p>
         <text:span text:style-name="T_d25912b6d7453956d1cd2ff3800150cf">-95 to -85</text:span>
        </text:p>
              </table:table-cell>
            </table:table-row>
            <table:table-row table:style-name="gr61r4">
              <table:table-cell table:style-name="gr61r4c0">
                <text:p>
         <text:span text:style-name="T_d25912b6d7453956d1cd2ff3800150cf">-85 to -75</text:span>
        </text:p>
              </table:table-cell>
            </table:table-row>
            <table:table-row table:style-name="gr61r5">
              <table:table-cell table:style-name="gr61r5c0">
                <text:p>
         <text:span text:style-name="T_d25912b6d7453956d1cd2ff3800150cf">-75 to -65</text:span>
        </text:p>
              </table:table-cell>
            </table:table-row>
            <table:table-row table:style-name="gr61r6">
              <table:table-cell table:style-name="gr6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9" draw:master-page-name="Standard">
        <draw:frame draw:name="PHPPowerPoint logo" svg:width="6.059cm" svg:height="0.476cm" svg:x="17.992cm" svg:y="0.265cm" draw:style-name="gr62">
          <draw:image xlink:href="Pictures/a332c77e59f4666b140c764a0c78dd7e.png" xlink:type="simple" xlink:show="embed" xlink:actuate="onLoad">
            <text:p/>
          </draw:image>
        </draw:frame>
        <draw:frame draw:style-name="gr6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6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6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66">
          <draw:image xlink:href="Pictures/a784596de231f724203a637f03d8bfe3.png" xlink:type="simple" xlink:show="embed" xlink:actuate="onLoad">
            <text:p/>
          </draw:image>
        </draw:frame>
        <draw:frame draw:style-name="gr67" svg:width="24.606cm" svg:height="1.323cm" svg:x="0.529cm" svg:y="1.191cm">
          <draw:text-box>
            <text:p text:style-name="P_d18b7c7d0433614a8302698b81594a45">
       <text:span text:style-name="T_1bfd854ba74ea89a0d3645d98dbb5bf5">UMTS 850 Scan – UARFCN 4435 Ec (RSCP) Histogram </text:span>
      </text:p>
          </draw:text-box>
        </draw:frame>
        <draw:frame svg:x="20.108cm" svg:y="5.292cm" svg:height="0.000cm" svg:width="3.969cm">
          <table:table>
            <table:table-row table:style-name="gr68r0">
              <table:table-cell table:style-name="gr68r0c0">
                <text:p>
         <text:span text:style-name="T_d25912b6d7453956d1cd2ff3800150cf">RSCP</text:span>
        </text:p>
              </table:table-cell>
            </table:table-row>
            <table:table-row table:style-name="gr68r1">
              <table:table-cell table:style-name="gr68r1c0">
                <text:p>
         <text:span text:style-name="T_d25912b6d7453956d1cd2ff3800150cf">-140 to -105</text:span>
        </text:p>
              </table:table-cell>
            </table:table-row>
            <table:table-row table:style-name="gr68r2">
              <table:table-cell table:style-name="gr68r2c0">
                <text:p>
         <text:span text:style-name="T_d25912b6d7453956d1cd2ff3800150cf">-105 to -95</text:span>
        </text:p>
              </table:table-cell>
            </table:table-row>
            <table:table-row table:style-name="gr68r3">
              <table:table-cell table:style-name="gr68r3c0">
                <text:p>
         <text:span text:style-name="T_d25912b6d7453956d1cd2ff3800150cf">-95 to -85</text:span>
        </text:p>
              </table:table-cell>
            </table:table-row>
            <table:table-row table:style-name="gr68r4">
              <table:table-cell table:style-name="gr68r4c0">
                <text:p>
         <text:span text:style-name="T_d25912b6d7453956d1cd2ff3800150cf">-85 to -75</text:span>
        </text:p>
              </table:table-cell>
            </table:table-row>
            <table:table-row table:style-name="gr68r5">
              <table:table-cell table:style-name="gr68r5c0">
                <text:p>
         <text:span text:style-name="T_d25912b6d7453956d1cd2ff3800150cf">-75 to -65</text:span>
        </text:p>
              </table:table-cell>
            </table:table-row>
            <table:table-row table:style-name="gr68r6">
              <table:table-cell table:style-name="gr68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1:38:49.000</dc:date>
    <dc:description>Sample 07 Description</dc:description>
    <dc:subject>Sample 07 Subject</dc:subject>
    <dc:title>Sample 07 Title</dc:title>
    <meta:creation-date>2015-04-16T01:38:49.000</meta:creation-date>
    <meta:initial-creator>HAT Developer</meta:initial-creator>
    <meta:keyword>office 2007 openxml libreoffice odt php</meta:keyword>
  </office:meta>
</office:document-meta>
</file>